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3cad9" officeooo:paragraph-rsid="0004c6bf" style:font-size-asian="12.25pt" style:font-size-complex="14pt"/>
    </style:style>
    <style:style style:name="P2" style:family="paragraph" style:parent-style-name="Standard">
      <style:text-properties fo:font-size="14pt" officeooo:rsid="0004c6bf" officeooo:paragraph-rsid="0004c6bf" style:font-size-asian="12.25pt" style:font-size-complex="14pt"/>
    </style:style>
    <style:style style:name="P3" style:family="paragraph" style:parent-style-name="Standard">
      <style:text-properties fo:font-size="14pt" officeooo:rsid="0004c6bf" officeooo:paragraph-rsid="0004c6bf" fo:background-color="#ffff00" style:font-size-asian="12.25pt" style:font-size-complex="14pt"/>
    </style:style>
    <style:style style:name="P4" style:family="paragraph" style:parent-style-name="Standard">
      <style:text-properties fo:font-size="14pt" officeooo:rsid="0013cad9" officeooo:paragraph-rsid="0004c6bf" fo:background-color="#ffff00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style:text-underline-style="dash" style:text-underline-width="auto" style:text-underline-color="font-color"/>
    </style:style>
    <style:style style:name="T4" style:family="text">
      <style:text-properties style:text-underline-style="dash" style:text-underline-width="auto" style:text-underline-color="font-color" officeooo:rsid="0013cad9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3cad9"/>
    </style:style>
    <style:style style:name="T7" style:family="text">
      <style:text-properties style:text-underline-style="solid" style:text-underline-width="auto" style:text-underline-color="font-color" officeooo:rsid="0013cad9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officeooo:rsid="0013cad9"/>
    </style:style>
    <style:style style:name="T10" style:family="text">
      <style:text-properties officeooo:rsid="0005a8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ostiLetto</text:span>(<text:span text:style-name="T2">NumeroLetto, NomeReparto</text:span>{PK}, Disponibilita, Piano)</text:p>
      <text:p text:style-name="P2">1NF <text:s/>V</text:p>
      <text:p text:style-name="P2">2NF</text:p>
      <text:p text:style-name="P2">NumeroLetto →Disponibilita’</text:p>
      <text:p text:style-name="P2">NomeReparto → Piano</text:p>
      <text:p text:style-name="P2"/>
      <text:p text:style-name="P3"><text:span text:style-name="T1">Letti</text:span>(<text:span text:style-name="T2">NumLetto</text:span>{PK}, Disponibilita’)</text:p>
      <text:p text:style-name="P3"><text:span text:style-name="T1">Reparti</text:span>(<text:span text:style-name="T2">NomeReparto</text:span><text:span text:style-name="T8">{PK}, Piano)</text:span></text:p>
      <text:p text:style-name="P2"><text:span text:style-name="T8">1NF V</text:span></text:p>
      <text:p text:style-name="P2"><text:span text:style-name="T8">2NF V</text:span></text:p>
      <text:p text:style-name="P2"><text:span text:style-name="T8">3NF V<text:line-break/></text:span></text:p>
      <text:p text:style-name="P4"><text:span text:style-name="T1">Utenti</text:span>(<text:span text:style-name="T2">IDUtente</text:span>{PK}, Nome, Cognome, Username, Password, Livello, <text:tab/>CodiceFiscale, DataNascita, LuogoNascita, Indirizzo, Cellulare)</text:p>
      <text:p text:style-name="P2">1NF V</text:p>
      <text:p text:style-name="P2">2NF V</text:p>
      <text:p text:style-name="P2">3NF ?</text:p>
      <text:p text:style-name="P1"/>
      <text:p text:style-name="P1"/>
      <text:p text:style-name="P4"><text:span text:style-name="T1">Prenotazioni</text:span>(<text:span text:style-name="T2">IDPrenotazione</text:span>{PK}, DataInizio, DataFine, <text:span text:style-name="T3">NumeroLetto</text:span><text:span text:style-name="T5">{FK}, <text:tab/></text:span><text:span text:style-name="T3">NomeReparto</text:span>{FK}, <text:span text:style-name="T3">IDPersonale</text:span>{FK}, <text:span text:style-name="T3">IDPaziente</text:span>{FK})</text:p>
      <text:p text:style-name="P2"/>
      <text:p text:style-name="P2">1NF V</text:p>
      <text:p text:style-name="P2">2NF V</text:p>
      <text:p text:style-name="P2">3NF <text:span text:style-name="T10">V</text:span></text:p>
      <text:p text:style-name="P2"/>
      <text:p text:style-name="P2">IDPrenotazione → DataInizio, DataFine, <text:span text:style-name="T6">NumeroLetto, NomeReparto, <text:tab/><text:tab/><text:tab/><text:tab/><text:tab/> IDPersonale, IDPazient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21:15:35.647000000</meta:creation-date>
    <dc:date>2024-04-18T21:47:14.862000000</dc:date>
    <meta:editing-duration>PT31M38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9" meta:word-count="60" meta:character-count="574" meta:non-whitespace-character-count="523"/>
  </office:meta>
</office:document-meta>
</file>